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fo:margin-left="0cm" fo:margin-right="0cm" style:line-height-at-least="0.556cm" fo:text-indent="0cm" style:auto-text-indent="false"/>
    </style:style>
    <style:style style:name="P4" style:family="paragraph" style:parent-style-name="Standard">
      <style:paragraph-properties fo:margin-left="0cm" fo:margin-right="0cm" style:line-height-at-least="0.556cm" fo:text-indent="0cm" style:auto-text-indent="false"/>
      <style:text-properties fo:color="#000000" style:font-name="Consolas" fo:font-size="9.5pt" style:font-name-asian="Consolas" style:font-size-asian="9.5pt" style:font-name-complex="Consolas" style:font-size-complex="9.5pt"/>
    </style:style>
    <style:style style:name="P5" style:family="paragraph" style:parent-style-name="Standard">
      <style:paragraph-properties fo:margin-left="0cm" fo:margin-right="0cm" style:line-height-at-least="0.556cm" fo:text-indent="0cm" style:auto-text-indent="false"/>
      <style:text-properties fo:color="#000000" style:font-name="Times New Roman" fo:font-size="12pt" style:font-name-asian="Consolas" style:font-size-asian="12pt" style:font-name-complex="Consolas" style:font-size-complex="12pt"/>
    </style:style>
    <style:style style:name="P6" style:family="paragraph" style:parent-style-name="Standard">
      <style:paragraph-properties fo:margin-left="0cm" fo:margin-right="0cm" style:line-height-at-least="0.556cm" fo:text-indent="0cm" style:auto-text-indent="false" fo:padding="0.074cm" fo:border-left="none" fo:border-right="none" fo:border-top="none" fo:border-bottom="0.002cm solid #000000" style:join-border="false"/>
    </style:style>
    <style:style style:name="P7" style:family="paragraph" style:parent-style-name="Standard">
      <style:paragraph-properties fo:padding="0.074cm" fo:border-left="none" fo:border-right="none" fo:border-top="none" fo:border-bottom="0.002cm solid #000000" style:join-border="false"/>
    </style:style>
    <style:style style:name="T1" style:family="text">
      <style:text-properties fo:font-variant="normal" fo:text-transform="none" fo:color="#252525" style:font-name="sans-serif" fo:font-size="10.5pt" fo:letter-spacing="normal" fo:font-style="normal" fo:font-weight="normal"/>
    </style:style>
    <style:style style:name="T2" style:family="text">
      <style:text-properties fo:font-variant="normal" fo:text-transform="none" fo:color="#252525" style:font-name="sans-serif" fo:font-size="10.5pt" fo:letter-spacing="normal" fo:font-style="italic" fo:font-weight="normal"/>
    </style:style>
    <style:style style:name="T3" style:family="text">
      <style:text-properties fo:font-variant="normal" fo:text-transform="none" fo:color="#252525" fo:letter-spacing="normal"/>
    </style:style>
    <style:style style:name="T4"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5" style:family="text">
      <style:text-properties fo:color="#000000" style:font-name="Consolas" fo:font-size="9.5pt" style:font-name-asian="Consolas" style:font-size-asian="9.5pt" style:font-name-complex="Consolas" style:font-size-complex="9.5pt"/>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0000ff" style:font-name="Consolas" fo:font-size="9.5pt" style:font-size-asian="9.5pt" style:font-size-complex="9.5pt"/>
    </style:style>
    <style:style style:name="T8" style:family="text">
      <style:text-properties fo:color="#2b91af" style:font-name="Consolas" fo:font-size="9.5pt" style:font-name-asian="Consolas" style:font-size-asian="9.5pt" style:font-name-complex="Consolas" style:font-size-complex="9.5pt"/>
    </style:style>
    <style:style style:name="T9" style:family="text">
      <style:text-properties fo:color="#2b91af" style:font-name="Consolas" fo:font-size="9.5pt" style:font-size-asian="9.5pt" style:font-size-complex="9.5pt"/>
    </style:style>
    <style:style style:name="T10" style:family="text">
      <style:text-properties fo:color="#a31515" style:font-name="Consolas" fo:font-size="9.5pt" style:font-name-asian="Consolas" style:font-size-asian="9.5pt" style:font-name-complex="Consolas" style:font-size-complex="9.5pt"/>
    </style:style>
    <style:style style:name="T11" style:family="text">
      <style:text-properties style:font-name="Consolas"/>
    </style:style>
    <style:style style:name="T12" style:family="text">
      <style:text-properties style:font-name="Consolas" fo:font-size="9.5pt" style:font-size-asian="9.5pt" style:font-size-complex="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e weit seit ihr? Habt ihr schon angefangen?</text:p>
      <text:p text:style-name="Standard">Nicht vergessen, in 3 wochen ist die erste Spielevorstellung, das heist, IHR MÜSST ANFANGEN!</text:p>
      <text:p text:style-name="P7">Dazu lassen wir euch am ende der vorlesung noch zeit! Wir bleiben auch da um zu helfen</text:p>
      <text:p text:style-name="Standard"/>
      <text:p text:style-name="Standard">Objektorientierung:</text:p>
      <text:p text:style-name="Standard"/>
      <text:p text:style-name="Standard">Was ist das? Schonmal gehört?</text:p>
      <text:p text:style-name="Standard"/>
      <text:p text:style-name="Standard">C# ist wie Java eine Objektorientierte Sprache, das bringt Klassen, brauchen wir!</text:p>
      <text:p text:style-name="Standard"/>
      <text:p text:style-name="Standard">Player bekommt seine eigenne Klasse, Vorteile: Übersichtlicher, einfacher neue eigenschaften hinzuzufügen</text:p>
      <text:p text:style-name="Standard">MONSTER WERDEN GENAU SO ERSTELLT WERDEN!</text:p>
      <text:p text:style-name="Standard"/>
      <text:p text:style-name="Standard"/>
      <text:p text:style-name="Standard">Klassen, was ist das?(kennt ihrs schon?)</text:p>
      <text:p text:style-name="Standard"/>
      <text:p text:style-name="Standard">Mit einer Klasse können Wir Objekte erstellen.</text:p>
      <text:p text:style-name="Standard"/>
      <text:p text:style-name="Standard">Klassen Beschreiben Objekte, Player.class -&gt; Objekt mit eigenschaften wie Leben, und fähigkeiten wie Bewegen</text:p>
      <text:p text:style-name="Standard"/>
      <text:p text:style-name="Standard">Klasse Definieren Aufbau eines Objekts (Beispiel Mensch hat das Attribut Haare), legen aber keine spezifischen Werte(wie Blond) fest.</text:p>
      <text:p text:style-name="Standard"/>
      <text:p text:style-name="Standard">BEISPIEL PLAYER:</text:p>
      <text:p text:style-name="Standard">Textur, Position, Leben -&gt; Attribute</text:p>
      <text:p text:style-name="Standard">Bewegen, Angreifen als Verhalten</text:p>
      <text:p text:style-name="Standard">Es ist möglich mehrere Player mit unterschiedlicher position (macht sinn) und unterschiedlichem Leben/unterschiedlicher Textur zu erstelle, -&gt; Multiplayer (Besonders bei monstern handy)</text:p>
      <text:p text:style-name="Standard"/>
      <text:p text:style-name="Standard">Seht Theoretisch, am besten im Livecoding nochmal erklähren, daher auch nur 2 Theorie folien XD</text:p>
      <text:p text:style-name="Standard"/>
      <text:p text:style-name="Standard"/>
      <text:p text:style-name="P7">"eine klasse ist eine blaupause für objekte"</text:p>
      <text:p text:style-name="P3"/>
      <text:p text:style-name="P3"/>
      <text:p text:style-name="P3">Bevor wir anfangen unseren Player zu schreiben baue ich eine code-struktur ein, die alles übersichtlicher macht...</text:p>
      <text:p text:style-name="P3"/>
      <text:p text:style-name="P3">static void initialize() {}</text:p>
      <text:p text:style-name="P3">//Hier wird der Content Initialisiert</text:p>
      <text:p text:style-name="P3"/>
      <text:p text:style-name="P3">static void loadContent() {}</text:p>
      <text:p text:style-name="P3">Falls ich zum beispiel einen MapGenerator habe wird er hier aktiviert, hier erstmal nicht nötig</text:p>
      <text:p text:style-name="P3"/>
      <text:p text:style-name="P3">static void update() {} </text:p>
      <text:p text:style-name="P3">//damit nicht alles hässlich in die while schleife geschrieben wird, normalerweise macht es keinen unterschied, aber sobald man mit GameStates arbeitet ist es notwendig</text:p>
      <text:p text:style-name="P3"/>
      <text:p text:style-name="P3"><text:soft-page-break/>static void draw() {} </text:p>
      <text:p text:style-name="P3">//selbsterklährend, malt in das Fenster</text:p>
      <text:p text:style-name="P3"/>
      <text:p text:style-name="P3"/>
      <text:p text:style-name="P3">und natürlich die neuen Methoden in den Bestehenden Code einbauen</text:p>
      <text:p text:style-name="P3"/>
      <text:p text:style-name="P6">Im prinziep könnt ihr Coden wie Ihr wollt, diese Struktur macht es aber übersichtlicher und einfacher.</text:p>
      <text:p text:style-name="P3"/>
      <text:p text:style-name="P3">Neue Klasse "Player" erstellen (Vorhandennes Element hinzufügen) und Attribute sowie Methoden hinzufügen:</text:p>
      <text:p text:style-name="P3"/>
      <text:p text:style-name="P3">Sprite playerSprite; //Player Aussehen</text:p>
      <text:p text:style-name="P3">public void move(); //damit sich der Player bewegen kann</text:p>
      <text:p text:style-name="P3">public void draw(); //Player soll ja auch gezeichnet werden</text:p>
      <text:p text:style-name="P3"/>
      <text:p text:style-name="P3">Jetzt können wir uns das Objekt Player in der Main erstellen, ihm müsen nurnoch werte zugewiesen werden.</text:p>
      <text:p text:style-name="P3">Dies geschieht im Konstruktor, eine Methode die genauso heißt wie die Klasse in der sie Liegt, in ihr können genau so wie in normalen Methoden werte übergeben werden, das brauchen wir für den Player aber nicht (vielleicht bei den Monstern) WAS IST EIN KONSTRUKTOR?</text:p>
      <text:p text:style-name="P3"/>
      <text:p text:style-name="P3">In Player.class</text:p>
      <text:p text:style-name="P3"><text:span text:style-name="T5"><text:s text:c="8"/></text:span><text:span text:style-name="T6">public</text:span><text:span text:style-name="T5"> Player()</text:span></text:p>
      <text:p text:style-name="P2"><text:s text:c="8"/>{</text:p>
      <text:p text:style-name="P2"><text:s text:c="12"/></text:p>
      <text:p text:style-name="P1"><text:span text:style-name="T5"><text:s text:c="12"/>playerSprite = </text:span><text:span text:style-name="T6">new</text:span><text:span text:style-name="T5"> </text:span><text:span text:style-name="T8">Sprite</text:span><text:span text:style-name="T5">();</text:span></text:p>
      <text:p text:style-name="P1"><text:span text:style-name="T5"><text:s text:c="12"/>playerTexture = </text:span><text:span text:style-name="T6">new</text:span><text:span text:style-name="T5"> </text:span><text:span text:style-name="T8">Texture</text:span><text:span text:style-name="T5">(</text:span><text:span text:style-name="T10">"Content/coding-logo.png"</text:span><text:span text:style-name="T5">);</text:span></text:p>
      <text:p text:style-name="P1"><text:span text:style-name="T5"><text:s text:c="12"/>playerPosition = </text:span><text:span text:style-name="T6">new</text:span><text:span text:style-name="T5"> </text:span><text:span text:style-name="T8">Vector2f</text:span><text:span text:style-name="T5">(0,0);</text:span></text:p>
      <text:p text:style-name="P2"/>
      <text:p text:style-name="P2"><text:s text:c="12"/>playerSprite.Texture = playerTexture;</text:p>
      <text:p text:style-name="P1"><text:span text:style-name="T5"><text:s text:c="12"/>playerSprite.Position = playerPosition;</text:span></text:p>
      <text:p text:style-name="P1"><text:span text:style-name="T5"><text:s text:c="8"/>}</text:span></text:p>
      <text:p text:style-name="P3"/>
      <text:p text:style-name="P3">Content Ordner anlegen und player Textur hinzufügen nicht vergessen!</text:p>
      <text:p text:style-name="P3"/>
      <text:p text:style-name="P3"/>
      <text:p text:style-name="P3">Bevor unser Player gemalt werden kann muss noch </text:p>
      <text:p text:style-name="P4">window.Draw(playerSprite);</text:p>
      <text:p text:style-name="P5">in draw eingefügt werden( in der Main kann man die PlayerTextur ja nicht sehen, daver müssen wir das hier machen)</text:p>
      <text:p text:style-name="P5"/>
      <text:p text:style-name="P5">Player Malen lassen, ist zu groß, Scalieren!</text:p>
      <text:p text:style-name="P5"/>
      <text:p text:style-name="P5"><text:span text:style-name="T12">playerSprite.Scale = </text:span><text:span text:style-name="T7">new</text:span><text:span text:style-name="T12"> </text:span><text:span text:style-name="T9">Vector2f</text:span><text:span text:style-name="T12">(0.25f, 0.25f);</text:span></text:p>
      <text:p text:style-name="P5"><text:span text:style-name="T12"/></text:p>
      <text:p text:style-name="P5"><text:span text:style-name="T12"/></text:p>
      <text:p text:style-name="P5"><text:span text:style-name="T12"/></text:p>
      <text:p text:style-name="P5"><text:soft-page-break/>jetzt da gezeichnet werden kann können wir unsern player laufen lassen, dazu in die Player.move()</text:p>
      <text:p text:style-name="P5"/>
      <text:p text:style-name="P5"><text:span text:style-name="T12"><text:s/></text:span><text:span text:style-name="T7">if</text:span><text:span text:style-name="T12"> (</text:span><text:span text:style-name="T9">Keyboard</text:span><text:span text:style-name="T12">.IsKeyPressed(</text:span><text:span text:style-name="T9">Keyboard</text:span><text:span text:style-name="T12">.</text:span><text:span text:style-name="T9">Key</text:span><text:span text:style-name="T12">.A))</text:span></text:p>
      <text:p text:style-name="P1"><text:span text:style-name="T5"><text:s text:c="6"/>playerSprite.Position = </text:span><text:span text:style-name="T6">new</text:span><text:span text:style-name="T5"> V</text:span><text:span text:style-name="T8">ector2f</text:span><text:span text:style-name="T5">(playerSprite.Position.X-,playerSprite.Position.Y);</text:span></text:p>
      <text:p text:style-name="P5"/>
      <text:p text:style-name="P5"/>
      <text:p text:style-name="P5">Das sieht hässlich aus!</text:p>
      <text:p text:style-name="P5">Liegt daran, das der alte Screen nicht gelöscht wurden daher window.Clear() in draw aufgerufen werden.</text:p>
      <text:p text:style-name="P5">Jetzt noch die anderen richtungen hinzufügen, </text:p>
      <text:p text:style-name="P5"/>
      <text:p text:style-name="P5"><text:span text:style-name="T12"><text:s text:c="12"/></text:span><text:span text:style-name="T7">if</text:span><text:span text:style-name="T12"> (</text:span><text:span text:style-name="T9">Keyboard</text:span><text:span text:style-name="T12">.IsKeyPressed(</text:span><text:span text:style-name="T9">Keyboard</text:span><text:span text:style-name="T12">.</text:span><text:span text:style-name="T9">Key</text:span><text:span text:style-name="T12">.A))</text:span></text:p>
      <text:p text:style-name="P1"><text:span text:style-name="T5"><text:s text:c="16"/>playerSprite.Position = </text:span><text:span text:style-name="T6">new</text:span><text:span text:style-name="T5"> </text:span><text:span text:style-name="T8">Vector2f</text:span><text:span text:style-name="T5">(playerSprite.Position.X - 1, playerSprite.Position.Y);</text:span></text:p>
      <text:p text:style-name="P1"><text:span text:style-name="T5"><text:s text:c="12"/></text:span><text:span text:style-name="T6">if</text:span><text:span text:style-name="T5"> (</text:span><text:span text:style-name="T8">Keyboard</text:span><text:span text:style-name="T5">.IsKeyPressed(</text:span><text:span text:style-name="T8">Keyboard</text:span><text:span text:style-name="T5">.</text:span><text:span text:style-name="T8">Key</text:span><text:span text:style-name="T5">.S))</text:span></text:p>
      <text:p text:style-name="P1"><text:span text:style-name="T5"><text:s text:c="16"/>playerSprite.Position = </text:span><text:span text:style-name="T6">new</text:span><text:span text:style-name="T5"> </text:span><text:span text:style-name="T8">Vector2f</text:span><text:span text:style-name="T5">(playerSprite.Position.X, playerSprite.Position.Y + 1);</text:span></text:p>
      <text:p text:style-name="P1"><text:span text:style-name="T5"><text:s text:c="12"/></text:span><text:span text:style-name="T6">if</text:span><text:span text:style-name="T5"> (</text:span><text:span text:style-name="T8">Keyboard</text:span><text:span text:style-name="T5">.IsKeyPressed(</text:span><text:span text:style-name="T8">Keyboard</text:span><text:span text:style-name="T5">.</text:span><text:span text:style-name="T8">Key</text:span><text:span text:style-name="T5">.D))</text:span></text:p>
      <text:p text:style-name="P1"><text:span text:style-name="T5"><text:s text:c="16"/>playerSprite.Position = </text:span><text:span text:style-name="T6">new</text:span><text:span text:style-name="T5"> </text:span><text:span text:style-name="T8">Vector2f</text:span><text:span text:style-name="T5">(playerSprite.Position.X + 1, playerSprite.Position.Y);</text:span></text:p>
      <text:p text:style-name="P1"><text:span text:style-name="T5"><text:s text:c="12"/></text:span><text:span text:style-name="T6">if</text:span><text:span text:style-name="T5"> (</text:span><text:span text:style-name="T8">Keyboard</text:span><text:span text:style-name="T5">.IsKeyPressed(</text:span><text:span text:style-name="T8">Keyboard</text:span><text:span text:style-name="T5">.</text:span><text:span text:style-name="T8">Key</text:span><text:span text:style-name="T5">.W))</text:span></text:p>
      <text:p text:style-name="P1"><text:span text:style-name="T5"><text:s text:c="16"/>playerSprite.Position = </text:span><text:span text:style-name="T6">new</text:span><text:span text:style-name="T5"> </text:span><text:span text:style-name="T8">Vector2f</text:span><text:span text:style-name="T5">(playerSprite.Position.X, playerSprite.Position.Y - 1);</text:span></text:p>
      <text:p text:style-name="P5"/>
      <text:p text:style-name="P5">TADA wir können unsere position nach belieben verändern</text:p>
      <text:p text:style-name="P5"/>
      <text:p text:style-name="P5"/>
      <text:p text:style-name="P5"/>
      <text:p text:style-name="P5"/>
      <text:p text:style-name="P5">jetzt Sara mit Ihren Monstern</text:p>
      <text:p text:style-name="P5"><text:span text:style-name="T12"/></text:p>
      <text:p text:style-name="P5"/>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5M3S</meta:editing-duration>
    <meta:editing-cycles>7</meta:editing-cycles>
    <meta:generator>OpenOffice/4.1.0$Win32 OpenOffice.org_project/410m18$Build-9764</meta:generator>
    <dc:date>2014-11-02T23:53:30.58</dc:date>
    <meta:print-date>2014-11-02T22:52:12.08</meta:print-date>
    <meta:document-statistic meta:table-count="0" meta:image-count="0" meta:object-count="0" meta:page-count="3" meta:paragraph-count="67" meta:word-count="545" meta:character-count="4380"/>
    <meta:user-defined meta:name="Info 1"/>
    <meta:user-defined meta:name="Info 2"/>
    <meta:user-defined meta:name="Info 3"/>
    <meta:user-defined meta:name="Info 4"/>
  </office:meta>
</office:document-meta>
</file>